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o stretchy="false">Δ</mo>
            <msub>
              <mi>A</mi>
              <mi>t</mi>
            </msub>
            <mrow>
              <mi/>
              <mo stretchy="false">=</mo>
              <mi/>
            </mrow>
            <msqrt>
              <mrow>
                <mfenced open="〈" close="〉">
                  <mrow>
                    <msup>
                      <mfenced open="(" close=")">
                        <mrow>
                          <mi>A</mi>
                          <mrow>
                            <mo stretchy="false">(</mo>
                            <mrow>
                              <mstyle mathvariant="bold">
                                <mrow>
                                  <mi>r</mi>
                                </mrow>
                              </mstyle>
                            </mrow>
                            <mo stretchy="false">)</mo>
                          </mrow>
                          <mrow>
                            <mi/>
                            <mo stretchy="false">−</mo>
                            <mi/>
                          </mrow>
                          <msub>
                            <mfenced open="〈" close="〉">
                              <mrow>
                                <mi>A</mi>
                                <mrow>
                                  <mo stretchy="false">(</mo>
                                  <mrow>
                                    <mstyle mathvariant="bold">
                                      <mrow>
                                        <mi>r</mi>
                                      </mrow>
                                    </mstyle>
                                  </mrow>
                                  <mo stretchy="false">)</mo>
                                </mrow>
                              </mrow>
                            </mfenced>
                            <mi>t</mi>
                          </msub>
                        </mrow>
                      </mfenced>
                      <mn>2</mn>
                    </msup>
                  </mrow>
                </mfenced>
              </mrow>
            </msqrt>
            <mrow>
              <mi/>
              <mo stretchy="false">=</mo>
              <mi/>
            </mrow>
            <msqrt>
              <mrow>
                <msub>
                  <mfenced open="〈" close="〉">
                    <mrow>
                      <msup>
                        <mi>A</mi>
                        <mn>2</mn>
                      </msup>
                      <mrow>
                        <mo stretchy="false">(</mo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o stretchy="false">)</mo>
                      </mrow>
                    </mrow>
                  </mfenced>
                  <mi>t</mi>
                </msub>
                <mrow>
                  <mi/>
                  <mo stretchy="false">−</mo>
                  <mi/>
                </mrow>
                <msubsup>
                  <mfenced open="〈" close="〉">
                    <mrow>
                      <mi>A</mi>
                      <mrow>
                        <mo stretchy="false">(</mo>
                        <mrow>
                          <mstyle mathvariant="bold">
                            <mrow>
                              <mi>r</mi>
                            </mrow>
                          </mstyle>
                        </mrow>
                        <mo stretchy="false">)</mo>
                      </mrow>
                    </mrow>
                  </mfenced>
                  <mi>t</mi>
                  <mn>2</mn>
                </msubsup>
              </mrow>
            </msqrt>
          </mrow>
        </mtd>
      </mtr>
      <mtr>
        <mtd>
          <mrow/>
        </mtd>
      </mtr>
      <mtr>
        <mtd>
          <mrow>
            <mrow>
              <mo stretchy="false">∫</mo>
              <msup>
                <mtext>d</mtext>
                <mn>3</mn>
              </msup>
            </mrow>
            <mi>r</mi>
            <mo stretchy="false">ρ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  <msup>
              <mfenced open="(" close=")">
                <mrow>
                  <mi>A</mi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  <mrow>
                    <mi/>
                    <mo stretchy="false">−</mo>
                    <mi/>
                  </mrow>
                  <msub>
                    <mfenced open="〈" close="〉">
                      <mrow>
                        <mi>A</mi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</mrow>
                          <mo stretchy="false">)</mo>
                        </mrow>
                      </mrow>
                    </mfenced>
                    <mi>t</mi>
                  </msub>
                </mrow>
              </mfenced>
              <mn>2</mn>
            </msup>
            <mrow>
              <mi/>
              <mo stretchy="false">=</mo>
              <mi/>
            </mrow>
            <msub>
              <mfenced open="〈" close="〉">
                <mrow>
                  <msup>
                    <mfenced open="(" close=")">
                      <mrow>
                        <mi>A</mi>
                        <mrow>
                          <mo stretchy="false">(</mo>
                          <mrow>
                            <mstyle mathvariant="bold">
                              <mrow>
                                <mi>r</mi>
                              </mrow>
                            </mstyle>
                          </mrow>
                          <mo stretchy="false">)</mo>
                        </mrow>
                        <mrow>
                          <mi/>
                          <mo stretchy="false">−</mo>
                          <mi/>
                        </mrow>
                        <msub>
                          <mfenced open="〈" close="〉">
                            <mrow>
                              <mi>A</mi>
                              <mrow>
                                <mo stretchy="false">(</mo>
                                <mrow>
                                  <mstyle mathvariant="bold">
                                    <mrow>
                                      <mi>r</mi>
                                    </mrow>
                                  </mstyle>
                                </mrow>
                                <mo stretchy="false">)</mo>
                              </mrow>
                            </mrow>
                          </mfenced>
                          <mi>t</mi>
                        </msub>
                      </mrow>
                    </mfenced>
                    <mn>2</mn>
                  </msup>
                </mrow>
              </mfenced>
              <mi>t</mi>
            </msub>
          </mrow>
        </mtd>
      </mtr>
      <mtr>
        <mtd>
          <mrow>
            <mrow>
              <mi/>
              <mo stretchy="false">=</mo>
              <mi/>
            </mrow>
            <msub>
              <mfenced open="〈" close="〉">
                <mrow>
                  <msup>
                    <mi>A</mi>
                    <mn>2</mn>
                  </msup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</mfenced>
              <mi>t</mi>
            </msub>
            <mrow>
              <mi/>
              <mo stretchy="false">−</mo>
              <mi/>
            </mrow>
            <msubsup>
              <mfenced open="〈" close="〉">
                <mrow>
                  <mi>A</mi>
                  <mrow>
                    <mo stretchy="false">(</mo>
                    <mrow>
                      <mstyle mathvariant="bold">
                        <mrow>
                          <mi>r</mi>
                        </mrow>
                      </mstyle>
                    </mrow>
                    <mo stretchy="false">)</mo>
                  </mrow>
                </mrow>
              </mfenced>
              <mi>t</mi>
              <mn>2</mn>
            </msubsup>
          </mrow>
        </mtd>
      </mtr>
    </mtable>
    <annotation encoding="StarMath 5.0">%DELTA A_t `=` sqrt { left langle left ( A(bold r) `-` left langle A(bold r) right rangle _t right ) ^2 right rangle } `=` sqrt { left langle A^2(bold r) right rangle _t `-` left langle A(bold r) right rangle ^2 _t } newline newline
int "d" ^3 r %irho (bold r , t) left ( A(bold r) `-` left langle A(bold r) right rangle _t right ) ^2 `=` left langle left ( A(bold r) `-` left langle A(bold r) right rangle _t right ) ^2 right rangle _t newline
`=` left langle A^2(bold r) right rangle _t `-` left langle A(bold r) right rangle ^2 _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8:11:18.344000000</meta:creation-date>
    <meta:generator>LibreOffice/4.1.4.2$Windows_x86 LibreOffice_project/0a0440ccc0227ad9829de5f46be37cfb6edcf72</meta:generator>
  </office:meta>
</office:document-meta>
</file>